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69f" officeooo:paragraph-rsid="0007269f"/>
    </style:style>
    <style:style style:name="P2" style:family="paragraph" style:parent-style-name="Standard">
      <style:text-properties fo:font-size="15pt" fo:font-weight="normal" officeooo:rsid="0007269f" officeooo:paragraph-rsid="0007269f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08db67" officeooo:paragraph-rsid="0008db67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bold" officeooo:rsid="0007269f" officeooo:paragraph-rsid="0007269f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style="italic" fo:font-weight="normal" officeooo:rsid="0007269f" officeooo:paragraph-rsid="0007269f" style:font-size-asian="13.1000003814697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text-properties fo:font-size="15pt" fo:font-style="italic" fo:font-weight="bold" officeooo:rsid="0007269f" officeooo:paragraph-rsid="0007269f" style:font-size-asian="13.1000003814697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text-properties fo:font-size="15pt" fo:font-weight="bold" officeooo:rsid="0007269f" officeooo:paragraph-rsid="0007269f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5pt" fo:font-style="italic" fo:font-weight="bold" officeooo:rsid="0007269f" officeooo:paragraph-rsid="0007269f" style:font-size-asian="13.1000003814697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text-properties fo:font-size="15pt" fo:font-style="italic" fo:font-weight="bold" officeooo:rsid="0008db67" officeooo:paragraph-rsid="0008db67" style:font-size-asian="13.1000003814697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text-properties fo:font-size="15pt" fo:font-style="italic" fo:font-weight="normal" officeooo:rsid="0008db67" officeooo:paragraph-rsid="0008db67" style:font-size-asian="13.1000003814697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text-properties fo:font-size="22pt" fo:font-weight="bold" officeooo:rsid="0007269f" officeooo:paragraph-rsid="0007269f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2"><text:s/>Hospital Management <text:s/>System <text:s/></text:span></text:p>
      <text:p text:style-name="P4"/>
      <text:p text:style-name="P4"/>
      <text:p text:style-name="P4"/>
      <text:p text:style-name="P4"/>
      <text:p text:style-name="P4"/>
      <text:p text:style-name="P4">Admin:</text:p>
      <text:p text:style-name="P2">CRUD operation on doctors </text:p>
      <text:p text:style-name="P2"/>
      <text:p text:style-name="P2"/>
      <text:p text:style-name="P4"><text:bookmark-start text:name="__DdeLink__468_2590253628"/>Receptionist<text:bookmark-end text:name="__DdeLink__468_2590253628"/>:</text:p>
      <text:p text:style-name="P2">Crud on patients </text:p>
      <text:p text:style-name="P2">make appointment</text:p>
      <text:p text:style-name="P2">display appointment</text:p>
      <text:p text:style-name="P2"/>
      <text:p text:style-name="P4"><text:bookmark-start text:name="__DdeLink__470_2590253628"/>Doctor<text:bookmark-end text:name="__DdeLink__470_2590253628"/>:</text:p>
      <text:p text:style-name="P2">view scheduling for the day </text:p>
      <text:p text:style-name="P2">**********************</text:p>
      <text:p text:style-name="P2">classes:</text:p>
      <text:p text:style-name="P5"><text:span text:style-name="T1">General class</text:span>:</text:p>
      <text:p text:style-name="P5">the main Attributes :name gender ..etc</text:p>
      <text:p text:style-name="P6">patient:</text:p>
      <text:p text:style-name="P5">Attributes:Diagnoses, medical history like blood pressure </text:p>
      <text:p text:style-name="P6">Doctor :</text:p>
      <text:p text:style-name="P5">Attribute:availability, specialization</text:p>
      <text:p text:style-name="P5">methods:view scheduling for his day </text:p>
      <text:p text:style-name="P4">Receptionist:</text:p>
      <text:p text:style-name="P2">Add <text:s/>patients </text:p>
      <text:p text:style-name="P2">make appointment→ check the availability for the doctor first </text:p>
      <text:p text:style-name="P2">Crud in Appointment(make it delete it ….)</text:p>
      <text:p text:style-name="P6"><text:bookmark-start text:name="__DdeLink__472_2590253628"/>Appointment<text:bookmark-end text:name="__DdeLink__472_2590253628"/> <text:s/>:</text:p>
      <text:p text:style-name="P10"><text:s text:c="3"/>Attributes:patient-id, doctor Id, Date,time </text:p>
      <text:p text:style-name="P9">Admin:</text:p>
      <text:p text:style-name="P10">crud in doctor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<text:span text:style-name="T3">### 1. </text:span><text:span text:style-name="T4">Patient Scenario:</text:span></text:p>
      <text:p text:style-name="P10"/>
      <text:p text:style-name="P3"><text:span text:style-name="T3">#### Scenario:</text:span><text:span text:style-name="T4"> Making an Appointment</text:span></text:p>
      <text:p text:style-name="P10"/>
      <text:p text:style-name="P10">1. **Actor: Patient**</text:p>
      <text:p text:style-name="P10"><text:s text:c="3"/>- The patient arrives at the hospital for a checkup.</text:p>
      <text:p text:style-name="P10"/>
      <text:p text:style-name="P10">2. **System Interaction: Receptionist**</text:p>
      <text:p text:style-name="P10"><text:s text:c="3"/>- The receptionist, using the `Receptionist` class, adds the patient's information to the system.</text:p>
      <text:p text:style-name="P10"/>
      <text:p text:style-name="P10">3. **Actor: Patient**</text:p>
      <text:p text:style-name="P10"><text:s text:c="3"/>- The patient discusses symptoms with the receptionist and expresses the desire to see a doctor.</text:p>
      <text:p text:style-name="P10"/>
      <text:p text:style-name="P10">4. **System Interaction: Receptionist**</text:p>
      <text:p text:style-name="P10"><text:s text:c="3"/>- The receptionist checks the doctor's availability using the `Doctor` class and suggests available dates and times.</text:p>
      <text:p text:style-name="P10"/>
      <text:p text:style-name="P10">5. **Actor: Patient**</text:p>
      <text:p text:style-name="P10"><text:s text:c="3"/>- The patient chooses a suitable date and time for the appointment.</text:p>
      <text:p text:style-name="P10"/>
      <text:p text:style-name="P10">6. **System Interaction: Receptionist**</text:p>
      <text:p text:style-name="P10"><text:s text:c="3"/>- The receptionist, using the `Appointment` class, schedules the appointment for the patient with the selected doctor.</text:p>
      <text:p text:style-name="P10"/>
      <text:p text:style-name="P10">7. **Actor: Patient**</text:p>
      <text:p text:style-name="P10"><text:s text:c="3"/>- The patient receives a confirmation of the appointment.</text:p>
      <text:p text:style-name="P10"/>
      <text:p text:style-name="P3"><text:span text:style-name="T3">### 2. </text:span><text:span text:style-name="T4">Doctor Scenario:</text:span></text:p>
      <text:p text:style-name="P10"/>
      <text:p text:style-name="P10">#### Scenario: Conducting a Checkup</text:p>
      <text:p text:style-name="P10"/>
      <text:p text:style-name="P10">1. **Actor: Doctor**</text:p>
      <text:p text:style-name="P10"><text:s text:c="3"/>- The doctor logs into the system using the `Doctor` class.</text:p>
      <text:p text:style-name="P10"/>
      <text:p text:style-name="P10">2. **System Interaction: Doctor**</text:p>
      <text:p text:style-name="P10"><text:s text:c="3"/>- The doctor checks their schedule for the day and reviews the patient's medical history using the `Patient` class.</text:p>
      <text:p text:style-name="P10"/>
      <text:p text:style-name="P10">3. **Actor: Doctor**</text:p>
      <text:p text:style-name="P10"><text:soft-page-break/><text:s text:c="3"/>- The doctor meets with the patient at the scheduled time and conducts a checkup.</text:p>
      <text:p text:style-name="P10"/>
      <text:p text:style-name="P10">4. **System Interaction: Doctor**</text:p>
      <text:p text:style-name="P10"><text:s text:c="3"/>- The doctor, using the `PrescribeMedication()` method, prescribes medication if necessary.</text:p>
      <text:p text:style-name="P10"/>
      <text:p text:style-name="P10">5. **Actor: Doctor**</text:p>
      <text:p text:style-name="P10"><text:s text:c="3"/>- The doctor updates the patient's record with the diagnosis and prescribed medication.</text:p>
      <text:p text:style-name="P10"/>
      <text:p text:style-name="P3"><text:span text:style-name="T3">### 3.</text:span><text:span text:style-name="T4"> Receptionist Scenario:</text:span></text:p>
      <text:p text:style-name="P10"/>
      <text:p text:style-name="P10">#### Scenario: Patient Registration</text:p>
      <text:p text:style-name="P10"/>
      <text:p text:style-name="P10">1. **Actor: Receptionist**</text:p>
      <text:p text:style-name="P10"><text:s text:c="3"/>- The receptionist logs into the system using the `Receptionist` class.</text:p>
      <text:p text:style-name="P10"/>
      <text:p text:style-name="P10">2. **System Interaction: Receptionist**</text:p>
      <text:p text:style-name="P10"><text:s text:c="3"/>- The receptionist receives a new patient and uses the `addPatient()` method to register the patient's details.</text:p>
      <text:p text:style-name="P10"/>
      <text:p text:style-name="P10">3. **Actor: Receptionist**</text:p>
      <text:p text:style-name="P10"><text:s text:c="3"/>- The receptionist schedules an appointment for the patient using the `makeAppointment()` method.</text:p>
      <text:p text:style-name="P10"/>
      <text:p text:style-name="P10">4. **System Interaction: Receptionist**</text:p>
      <text:p text:style-name="P10"><text:s text:c="3"/>- The receptionist checks the availability of doctors using the `Doctor` class.</text:p>
      <text:p text:style-name="P10"/>
      <text:p text:style-name="P10">5. **Actor: Receptionist**</text:p>
      <text:p text:style-name="P10"><text:s text:c="3"/>- The receptionist provides the patient with the appointment details and collects necessary information.</text:p>
      <text:p text:style-name="P10"/>
      <text:p text:style-name="P3"><text:span text:style-name="T3">### 4.</text:span><text:span text:style-name="T4"> Admin Scenario:</text:span></text:p>
      <text:p text:style-name="P10"/>
      <text:p text:style-name="P10">#### Scenario: Adding a New Doctor</text:p>
      <text:p text:style-name="P10"/>
      <text:p text:style-name="P10">1. **Actor: Admin**</text:p>
      <text:p text:style-name="P10"><text:s text:c="3"/>- The admin logs into the system using the `Admin` class.</text:p>
      <text:p text:style-name="P10"/>
      <text:p text:style-name="P10">2. **System Interaction: Admin**</text:p>
      <text:p text:style-name="P10"><text:soft-page-break/><text:s text:c="3"/>- The admin, using the `addDoctor()` method, adds a new doctor to the system with relevant details.</text:p>
      <text:p text:style-name="P10"/>
      <text:p text:style-name="P10">3. **Actor: Admin**</text:p>
      <text:p text:style-name="P10"><text:s text:c="3"/>- The admin reviews reports on the overall hospital performance using the `viewReports()` method.</text:p>
      <text:p text:style-name="P10"/>
      <text:p text:style-name="P10">4. **System Interaction: Admin**</text:p>
      <text:p text:style-name="P10"><text:s text:c="3"/>- The admin makes decisions based on the reports and may adjust doctor schedules or other settings.</text:p>
      <text:p text:style-name="P10"/>
      <text:p text:style-name="P10"/>
      <text:p text:style-name="P2"/>
      <text:p text:style-name="P4"/>
      <text:p text:style-name="P11"/>
      <text:p text:style-name="P1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2T16:42:43.446594266</meta:creation-date>
    <dc:date>2023-12-12T20:21:10.034930884</dc:date>
    <meta:editing-duration>PT49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76" meta:word-count="475" meta:character-count="3368" meta:non-whitespace-character-count="2860"/>
  </office:meta>
</office:document-meta>
</file>